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0"/>
    <style:style style:name="ce5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e</text:p>
          </table:table-cell>
          <table:table-cell office:value-type="float" office:value="55.845" calcext:value-type="float">
            <text:p>55.845</text:p>
          </table:table-cell>
          <table:table-cell table:style-name="Default"/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8.0855" calcext:value-type="float">
            <text:p>28.0855</text:p>
          </table:table-cell>
          <table:table-cell table:style-name="Default"/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5.9994" calcext:value-type="float">
            <text:p>15.9994</text:p>
          </table:table-cell>
          <table:table-cell table:style-name="Default"/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% <text:s/></text:p>
          </table:table-cell>
          <table:table-cell office:value-type="string" calcext:value-type="string">
            <text:p>Starting composition</text:p>
          </table:table-cell>
          <table:table-cell table:style-name="Default" office:value-type="string" calcext:value-type="string">
            <text:p>Pressure (GPa)</text:p>
          </table:table-cell>
          <table:table-cell office:value-type="string" calcext:value-type="string">
            <text:p>Temperature (K)</text:p>
          </table:table-cell>
          <table:table-cell table:style-name="Default" office:value-type="string" calcext:value-type="string">
            <text:p>Duration (min)</text:p>
          </table:table-cell>
          <table:table-cell table:style-name="Default" office:value-type="string" calcext:value-type="string">
            <text:p>O wt %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Si wt %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O mol fraction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Si mol fraction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X FeSiO3 (pv)</text:p>
          </table:table-cell>
          <table:table-cell table:style-name="Default" office:value-type="string" calcext:value-type="string">
            <text:p>err</text:p>
          </table:table-cell>
          <table:table-cell/>
          <table:table-cell office:value-type="string" calcext:value-type="string">
            <text:p>total moles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% Ozawa et al. (2009)</text:p>
          </table:table-cell>
          <table:table-cell/>
          <table:table-cell table:style-name="Default"/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Mg0.8Fe0.2)2SiO4</text:p>
          </table:table-cell>
          <table:table-cell office:value-type="float" office:value="124" calcext:value-type="float">
            <text:p>124.0</text:p>
          </table:table-cell>
          <table:table-cell office:value-type="float" office:value="3150" calcext:value-type="float">
            <text:p>3150</text:p>
          </table:table-cell>
          <table:table-cell office:value-type="float" office:value="1" calcext:value-type="float">
            <text:p>01.0</text:p>
          </table:table-cell>
          <table:table-cell office:value-type="float" office:value="4.9" calcext:value-type="float">
            <text:p>04.90</text:p>
          </table:table-cell>
          <table:table-cell office:value-type="float" office:value="1.6" calcext:value-type="float">
            <text:p>01.60</text:p>
          </table:table-cell>
          <table:table-cell office:value-type="float" office:value="4.4" calcext:value-type="float">
            <text:p>04.40</text:p>
          </table:table-cell>
          <table:table-cell office:value-type="float" office:value="0.2" calcext:value-type="float">
            <text:p>00.20</text:p>
          </table:table-cell>
          <table:table-cell table:formula="of:=[.F7]/[.$B$3]/[.$Q7]" office:value-type="float" office:value="0.146742723801316" calcext:value-type="float">
            <text:p>0.1467</text:p>
          </table:table-cell>
          <table:table-cell table:formula="of:=[.G7]/[.$B$3]/[.$Q7]" office:value-type="float" office:value="0.0479159914453276" calcext:value-type="float">
            <text:p>0.0479</text:p>
          </table:table-cell>
          <table:table-cell table:formula="of:=[.H7]/[.$B$2]/[.$Q7]" office:value-type="float" office:value="0.0750645194925683" calcext:value-type="float">
            <text:p>0.0751</text:p>
          </table:table-cell>
          <table:table-cell table:formula="of:=[.I7]/[.$B$2]/[.$Q7]" office:value-type="float" office:value="0.00341202361329856" calcext:value-type="float">
            <text:p>0.003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F7]/[.$B$3] + [.H7]/[.$B$2] + (100-[.F7]-[.H7])/[.$B$1]" office:value-type="float" office:value="2.08706419556684" calcext:value-type="float">
            <text:p>2.0870641956</text:p>
          </table:table-cell>
          <table:table-cell table:formula="of:=[.G7]/[.$B$3] + [.I7]/[.$B$2] + SQRT([.G7]*[.G7]+[.I7]*[.I7])/[.$B$1]" office:value-type="float" office:value="0.135998558396412" calcext:value-type="float">
            <text:p>0.1359985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Mg0.9Fe0.1)2SiO4</text:p>
          </table:table-cell>
          <table:table-cell office:value-type="float" office:value="146" calcext:value-type="float">
            <text:p>146.0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01.0</text:p>
          </table:table-cell>
          <table:table-cell office:value-type="float" office:value="19.3" calcext:value-type="float">
            <text:p>19.30</text:p>
          </table:table-cell>
          <table:table-cell office:value-type="float" office:value="2.2" calcext:value-type="float">
            <text:p>02.20</text:p>
          </table:table-cell>
          <table:table-cell office:value-type="float" office:value="1" calcext:value-type="float">
            <text:p>01.00</text:p>
          </table:table-cell>
          <table:table-cell table:formula="of:=[.E8]/10" office:value-type="float" office:value="0.1" calcext:value-type="float">
            <text:p>00.10</text:p>
          </table:table-cell>
          <table:table-cell table:formula="of:=[.F8]/[.$B$3]/[.$Q8]" office:value-type="float" office:value="0.45195419133756" calcext:value-type="float">
            <text:p>0.4520</text:p>
          </table:table-cell>
          <table:table-cell table:formula="of:=[.G8]/[.$B$3]/[.$Q8]" office:value-type="float" office:value="0.0515180943493591" calcext:value-type="float">
            <text:p>0.0515</text:p>
          </table:table-cell>
          <table:table-cell table:formula="of:=[.H8]/[.$B$2]/[.$Q8]" office:value-type="float" office:value="0.0133400865010113" calcext:value-type="float">
            <text:p>0.0133</text:p>
          </table:table-cell>
          <table:table-cell table:formula="of:=[.I8]/[.$B$2]/[.$Q8]" office:value-type="float" office:value="0.00133400865010113" calcext:value-type="float">
            <text:p>0.0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F8]/[.$B$3] + [.H8]/[.$B$2] + (100-[.F8]-[.H8])/[.$B$1]" office:value-type="float" office:value="2.66906527075525" calcext:value-type="float">
            <text:p>2.6690652708</text:p>
          </table:table-cell>
          <table:table-cell table:formula="of:=[.G8]/[.$B$3] + [.I8]/[.$B$2] + SQRT([.G8]*[.G8]+[.I8]*[.I8])/[.$B$1]" office:value-type="float" office:value="0.180501141997073" calcext:value-type="float">
            <text:p>0.180501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g0.9Fe0.1SiO3</text:p>
          </table:table-cell>
          <table:table-cell office:value-type="float" office:value="130" calcext:value-type="float">
            <text:p>130.0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0.5</text:p>
          </table:table-cell>
          <table:table-cell office:value-type="float" office:value="3.9" calcext:value-type="float">
            <text:p>03.90</text:p>
          </table:table-cell>
          <table:table-cell office:value-type="float" office:value="2" calcext:value-type="float">
            <text:p>02.00</text:p>
          </table:table-cell>
          <table:table-cell office:value-type="float" office:value="3.5" calcext:value-type="float">
            <text:p>03.50</text:p>
          </table:table-cell>
          <table:table-cell office:value-type="float" office:value="0.1" calcext:value-type="float">
            <text:p>00.10</text:p>
          </table:table-cell>
          <table:table-cell table:formula="of:=[.F9]/[.$B$3]/[.$Q9]" office:value-type="float" office:value="0.120283434102814" calcext:value-type="float">
            <text:p>0.1203</text:p>
          </table:table-cell>
          <table:table-cell table:formula="of:=[.G9]/[.$B$3]/[.$Q9]" office:value-type="float" office:value="0.0616838123604176" calcext:value-type="float">
            <text:p>0.0617</text:p>
          </table:table-cell>
          <table:table-cell table:formula="of:=[.H9]/[.$B$2]/[.$Q9]" office:value-type="float" office:value="0.0614937237396064" calcext:value-type="float">
            <text:p>0.0615</text:p>
          </table:table-cell>
          <table:table-cell table:formula="of:=[.I9]/[.$B$2]/[.$Q9]" office:value-type="float" office:value="0.00175696353541733" calcext:value-type="float">
            <text:p>0.0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[.F9]/[.$B$3] + [.H9]/[.$B$2] + (100-[.F9]-[.H9])/[.$B$1]" office:value-type="float" office:value="2.0265395878158" calcext:value-type="float">
            <text:p>2.0265395878</text:p>
          </table:table-cell>
          <table:table-cell table:formula="of:=[.G9]/[.$B$3] + [.I9]/[.$B$2] + SQRT([.G9]*[.G9]+[.I9]*[.I9])/[.$B$1]" office:value-type="float" office:value="0.164423394778345" calcext:value-type="float">
            <text:p>0.1644233948</text:p>
          </table:table-cell>
        </table:table-row>
        <table:table-row table:style-name="ro1">
          <table:table-cell office:value-type="string" calcext:value-type="string">
            <text:p>% Takafuji et al. (2005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g0.9Fe0.1SiO3</text:p>
          </table:table-cell>
          <table:table-cell office:value-type="float" office:value="92.8" calcext:value-type="float">
            <text:p>092.8</text:p>
          </table:table-cell>
          <table:table-cell office:value-type="float" office:value="3150" calcext:value-type="float">
            <text:p>3150</text:p>
          </table:table-cell>
          <table:table-cell office:value-type="float" office:value="1" calcext:value-type="float">
            <text:p>01.0</text:p>
          </table:table-cell>
          <table:table-cell office:value-type="float" office:value="4.3" calcext:value-type="float">
            <text:p>04.30</text:p>
          </table:table-cell>
          <table:table-cell office:value-type="float" office:value="0.9" calcext:value-type="float">
            <text:p>00.90</text:p>
          </table:table-cell>
          <table:table-cell office:value-type="float" office:value="3.1" calcext:value-type="float">
            <text:p>03.10</text:p>
          </table:table-cell>
          <table:table-cell office:value-type="float" office:value="0.7" calcext:value-type="float">
            <text:p>00.70</text:p>
          </table:table-cell>
          <table:table-cell table:formula="of:=[.F11]/[.$B$3]/[.$Q11]" office:value-type="float" office:value="0.131919846204436" calcext:value-type="float">
            <text:p>0.1319</text:p>
          </table:table-cell>
          <table:table-cell table:formula="of:=[.G11]/[.$B$3]/[.$Q11]" office:value-type="float" office:value="0.0276111306009285" calcext:value-type="float">
            <text:p>0.0276</text:p>
          </table:table-cell>
          <table:table-cell table:formula="of:=[.H11]/[.$B$2]/[.$Q11]" office:value-type="float" office:value="0.0541782422761898" calcext:value-type="float">
            <text:p>0.0542</text:p>
          </table:table-cell>
          <table:table-cell table:formula="of:=[.I11]/[.$B$2]/[.$Q11]" office:value-type="float" office:value="0.0122337966430106" calcext:value-type="float">
            <text:p>0.01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[.F11]/[.$B$3] + [.H11]/[.$B$2] + (100-[.F11]-[.H11])/[.$B$1]" office:value-type="float" office:value="2.03729830071547" calcext:value-type="float">
            <text:p>2.0372983007</text:p>
          </table:table-cell>
          <table:table-cell table:formula="of:=[.G11]/[.$B$3] + [.I11]/[.$B$2] + SQRT([.G11]*[.G11]+[.I11]*[.I11])/[.$B$1]" office:value-type="float" office:value="0.101592788761914" calcext:value-type="float">
            <text:p>0.1015927888</text:p>
          </table:table-cell>
        </table:table-row>
        <table:table-row table:style-name="ro1">
          <table:table-cell office:value-type="string" calcext:value-type="string">
            <text:p>2–1</text:p>
          </table:table-cell>
          <table:table-cell office:value-type="string" calcext:value-type="string">
            <text:p>Mg0.9Fe0.1SiO3</text:p>
          </table:table-cell>
          <table:table-cell office:value-type="float" office:value="95" calcext:value-type="float">
            <text:p>095.0</text:p>
          </table:table-cell>
          <table:table-cell office:value-type="float" office:value="3050" calcext:value-type="float">
            <text:p>3050</text:p>
          </table:table-cell>
          <table:table-cell office:value-type="float" office:value="1" calcext:value-type="float">
            <text:p>01.0</text:p>
          </table:table-cell>
          <table:table-cell office:value-type="float" office:value="4.7" calcext:value-type="float">
            <text:p>04.70</text:p>
          </table:table-cell>
          <table:table-cell office:value-type="float" office:value="0.9" calcext:value-type="float">
            <text:p>00.90</text:p>
          </table:table-cell>
          <table:table-cell office:value-type="float" office:value="3.1" calcext:value-type="float">
            <text:p>03.10</text:p>
          </table:table-cell>
          <table:table-cell office:value-type="float" office:value="0.3" calcext:value-type="float">
            <text:p>00.30</text:p>
          </table:table-cell>
          <table:table-cell table:formula="of:=[.F12]/[.$B$3]/[.$Q12]" office:value-type="float" office:value="0.142939901100647" calcext:value-type="float">
            <text:p>0.1429</text:p>
          </table:table-cell>
          <table:table-cell table:formula="of:=[.G12]/[.$B$3]/[.$Q12]" office:value-type="float" office:value="0.0273714704235282" calcext:value-type="float">
            <text:p>0.0274</text:p>
          </table:table-cell>
          <table:table-cell table:formula="of:=[.H12]/[.$B$2]/[.$Q12]" office:value-type="float" office:value="0.0537079838379239" calcext:value-type="float">
            <text:p>0.0537</text:p>
          </table:table-cell>
          <table:table-cell table:formula="of:=[.I12]/[.$B$2]/[.$Q12]" office:value-type="float" office:value="0.00519754682302489" calcext:value-type="float">
            <text:p>0.005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F12]/[.$B$3] + [.H12]/[.$B$2] + (100-[.F12]-[.H12])/[.$B$1]" office:value-type="float" office:value="2.05513655582606" calcext:value-type="float">
            <text:p>2.0551365558</text:p>
          </table:table-cell>
          <table:table-cell table:formula="of:=[.G12]/[.$B$3] + [.I12]/[.$B$2] + SQRT([.G12]*[.G12]+[.I12]*[.I12])/[.$B$1]" office:value-type="float" office:value="0.0839215708942897" calcext:value-type="float">
            <text:p>0.0839215709</text:p>
          </table:table-cell>
        </table:table-row>
        <table:table-row table:style-name="ro1">
          <table:table-cell office:value-type="string" calcext:value-type="string">
            <text:p>2–2</text:p>
          </table:table-cell>
          <table:table-cell office:value-type="string" calcext:value-type="string">
            <text:p>Mg0.9Fe0.1SiO3</text:p>
          </table:table-cell>
          <table:table-cell office:value-type="float" office:value="95" calcext:value-type="float">
            <text:p>095.0</text:p>
          </table:table-cell>
          <table:table-cell office:value-type="float" office:value="3050" calcext:value-type="float">
            <text:p>3050</text:p>
          </table:table-cell>
          <table:table-cell office:value-type="float" office:value="1" calcext:value-type="float">
            <text:p>01.0</text:p>
          </table:table-cell>
          <table:table-cell office:value-type="float" office:value="4.2" calcext:value-type="float">
            <text:p>04.20</text:p>
          </table:table-cell>
          <table:table-cell office:value-type="float" office:value="0.9" calcext:value-type="float">
            <text:p>00.90</text:p>
          </table:table-cell>
          <table:table-cell office:value-type="float" office:value="3.1" calcext:value-type="float">
            <text:p>03.10</text:p>
          </table:table-cell>
          <table:table-cell office:value-type="float" office:value="0.6" calcext:value-type="float">
            <text:p>00.60</text:p>
          </table:table-cell>
          <table:table-cell table:formula="of:=[.F13]/[.$B$3]/[.$Q13]" office:value-type="float" office:value="0.129134613262333" calcext:value-type="float">
            <text:p>0.1291</text:p>
          </table:table-cell>
          <table:table-cell table:formula="of:=[.G13]/[.$B$3]/[.$Q13]" office:value-type="float" office:value="0.0276717028419284" calcext:value-type="float">
            <text:p>0.0277</text:p>
          </table:table-cell>
          <table:table-cell table:formula="of:=[.H13]/[.$B$2]/[.$Q13]" office:value-type="float" office:value="0.0542970964294491" calcext:value-type="float">
            <text:p>0.0543</text:p>
          </table:table-cell>
          <table:table-cell table:formula="of:=[.I13]/[.$B$2]/[.$Q13]" office:value-type="float" office:value="0.0105091154379579" calcext:value-type="float">
            <text:p>0.01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F13]/[.$B$3] + [.H13]/[.$B$2] + (100-[.F13]-[.H13])/[.$B$1]" office:value-type="float" office:value="2.03283873693782" calcext:value-type="float">
            <text:p>2.0328387369</text:p>
          </table:table-cell>
          <table:table-cell table:formula="of:=[.G13]/[.$B$3] + [.I13]/[.$B$2] + SQRT([.G13]*[.G13]+[.I13]*[.I13])/[.$B$1]" office:value-type="float" office:value="0.0969845104710701" calcext:value-type="float">
            <text:p>0.0969845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g0.9Fe0.1SiO3</text:p>
          </table:table-cell>
          <table:table-cell office:value-type="float" office:value="55.3" calcext:value-type="float">
            <text:p>055.3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03.0</text:p>
          </table:table-cell>
          <table:table-cell office:value-type="float" office:value="1.9" calcext:value-type="float">
            <text:p>01.90</text:p>
          </table:table-cell>
          <table:table-cell office:value-type="float" office:value="0.5" calcext:value-type="float">
            <text:p>00.50</text:p>
          </table:table-cell>
          <table:table-cell office:value-type="float" office:value="1.5" calcext:value-type="float">
            <text:p>01.50</text:p>
          </table:table-cell>
          <table:table-cell office:value-type="float" office:value="0.2" calcext:value-type="float">
            <text:p>00.20</text:p>
          </table:table-cell>
          <table:table-cell table:formula="of:=[.F14]/[.$B$3]/[.$Q14]" office:value-type="float" office:value="0.0624382427264711" calcext:value-type="float">
            <text:p>0.0624</text:p>
          </table:table-cell>
          <table:table-cell table:formula="of:=[.G14]/[.$B$3]/[.$Q14]" office:value-type="float" office:value="0.0164311165069661" calcext:value-type="float">
            <text:p>0.0164</text:p>
          </table:table-cell>
          <table:table-cell table:formula="of:=[.H14]/[.$B$2]/[.$Q14]" office:value-type="float" office:value="0.0280808252060551" calcext:value-type="float">
            <text:p>0.0281</text:p>
          </table:table-cell>
          <table:table-cell table:formula="of:=[.I14]/[.$B$2]/[.$Q14]" office:value-type="float" office:value="0.00374411002747401" calcext:value-type="float">
            <text:p>0.003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[.F14]/[.$B$3] + [.H14]/[.$B$2] + (100-[.F14]-[.H14])/[.$B$1]" office:value-type="float" office:value="1.90195060120825" calcext:value-type="float">
            <text:p>1.9019506012</text:p>
          </table:table-cell>
          <table:table-cell table:formula="of:=[.G14]/[.$B$3] + [.I14]/[.$B$2] + SQRT([.G14]*[.G14]+[.I14]*[.I14])/[.$B$1]" office:value-type="float" office:value="0.0480153405660571" calcext:value-type="float">
            <text:p>0.0480153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g0.9Fe0.1SiO3</text:p>
          </table:table-cell>
          <table:table-cell office:value-type="float" office:value="25" calcext:value-type="float">
            <text:p>025.0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.0</text:p>
          </table:table-cell>
          <table:table-cell office:value-type="float" office:value="0.7" calcext:value-type="float">
            <text:p>00.70</text:p>
          </table:table-cell>
          <table:table-cell office:value-type="float" office:value="0.3" calcext:value-type="float">
            <text:p>00.30</text:p>
          </table:table-cell>
          <table:table-cell office:value-type="float" office:value="0.3" calcext:value-type="float">
            <text:p>00.30</text:p>
          </table:table-cell>
          <table:table-cell office:value-type="float" office:value="0.1" calcext:value-type="float">
            <text:p>00.10</text:p>
          </table:table-cell>
          <table:table-cell table:formula="of:=[.F15]/[.$B$3]/[.$Q15]" office:value-type="float" office:value="0.0239446735498434" calcext:value-type="float">
            <text:p>0.0239</text:p>
          </table:table-cell>
          <table:table-cell table:formula="of:=[.G15]/[.$B$3]/[.$Q15]" office:value-type="float" office:value="0.0102620029499329" calcext:value-type="float">
            <text:p>0.0103</text:p>
          </table:table-cell>
          <table:table-cell table:formula="of:=[.H15]/[.$B$2]/[.$Q15]" office:value-type="float" office:value="0.00584593081829257" calcext:value-type="float">
            <text:p>0.0058</text:p>
          </table:table-cell>
          <table:table-cell table:formula="of:=[.I15]/[.$B$2]/[.$Q15]" office:value-type="float" office:value="0.00194864360609752" calcext:value-type="float">
            <text:p>0.00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1" calcext:value-type="float">
            <text:p>0.010</text:p>
          </table:table-cell>
          <table:table-cell/>
          <table:table-cell table:formula="of:=[.F15]/[.$B$3] + [.H15]/[.$B$2] + (100-[.F15]-[.H15])/[.$B$1]" office:value-type="float" office:value="1.82719720924372" calcext:value-type="float">
            <text:p>1.8271972092</text:p>
          </table:table-cell>
          <table:table-cell table:formula="of:=[.G15]/[.$B$3] + [.I15]/[.$B$2] + SQRT([.G15]*[.G15]+[.I15]*[.I15])/[.$B$1]" office:value-type="float" office:value="0.0279738569647632" calcext:value-type="float">
            <text:p>0.027973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g0.8Fe0.2SiO3</text:p>
          </table:table-cell>
          <table:table-cell office:value-type="float" office:value="97.2" calcext:value-type="float">
            <text:p>097.2</text:p>
          </table:table-cell>
          <table:table-cell office:value-type="float" office:value="3150" calcext:value-type="float">
            <text:p>3150</text:p>
          </table:table-cell>
          <table:table-cell office:value-type="float" office:value="1" calcext:value-type="float">
            <text:p>01.0</text:p>
          </table:table-cell>
          <table:table-cell office:value-type="float" office:value="5.3" calcext:value-type="float">
            <text:p>05.30</text:p>
          </table:table-cell>
          <table:table-cell office:value-type="float" office:value="1.3" calcext:value-type="float">
            <text:p>01.30</text:p>
          </table:table-cell>
          <table:table-cell office:value-type="float" office:value="2.8" calcext:value-type="float">
            <text:p>02.80</text:p>
          </table:table-cell>
          <table:table-cell office:value-type="float" office:value="0.4" calcext:value-type="float">
            <text:p>00.40</text:p>
          </table:table-cell>
          <table:table-cell table:formula="of:=[.F16]/[.$B$3]/[.$Q16]" office:value-type="float" office:value="0.159522743785922" calcext:value-type="float">
            <text:p>0.1595</text:p>
          </table:table-cell>
          <table:table-cell table:formula="of:=[.G16]/[.$B$3]/[.$Q16]" office:value-type="float" office:value="0.0391282201739053" calcext:value-type="float">
            <text:p>0.0391</text:p>
          </table:table-cell>
          <table:table-cell table:formula="of:=[.H16]/[.$B$2]/[.$Q16]" office:value-type="float" office:value="0.0480094033844748" calcext:value-type="float">
            <text:p>0.0480</text:p>
          </table:table-cell>
          <table:table-cell table:formula="of:=[.I16]/[.$B$2]/[.$Q16]" office:value-type="float" office:value="0.00685848619778211" calcext:value-type="float">
            <text:p>0.0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[.F16]/[.$B$3] + [.H16]/[.$B$2] + (100-[.F16]-[.H16])/[.$B$1]" office:value-type="float" office:value="2.07658428183375" calcext:value-type="float">
            <text:p>2.0765842818</text:p>
          </table:table-cell>
          <table:table-cell table:formula="of:=[.G16]/[.$B$3] + [.I16]/[.$B$2] + SQRT([.G16]*[.G16]+[.I16]*[.I16])/[.$B$1]" office:value-type="float" office:value="0.11985102506505" calcext:value-type="float">
            <text:p>0.1198510251</text:p>
          </table:table-cell>
        </table:table-row>
        <table:table-row table:style-name="ro1">
          <table:table-cell office:value-type="string" calcext:value-type="string">
            <text:p>% Kawazoe and Ohtani (2006)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gSiO3</text:p>
          </table:table-cell>
          <table:table-cell office:value-type="float" office:value="27" calcext:value-type="float">
            <text:p>027.0</text:p>
          </table:table-cell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01.0</text:p>
          </table:table-cell>
          <table:table-cell office:value-type="float" office:value="2.25" calcext:value-type="float">
            <text:p>02.25</text:p>
          </table:table-cell>
          <table:table-cell office:value-type="float" office:value="0.01" calcext:value-type="float">
            <text:p>00.01</text:p>
          </table:table-cell>
          <table:table-cell office:value-type="float" office:value="1.7" calcext:value-type="float">
            <text:p>01.70</text:p>
          </table:table-cell>
          <table:table-cell office:value-type="float" office:value="0.02" calcext:value-type="float">
            <text:p>00.02</text:p>
          </table:table-cell>
          <table:table-cell table:formula="of:=[.F18]/[.$B$3]/[.$Q18]" office:value-type="float" office:value="0.0732030389597485" calcext:value-type="float">
            <text:p>0.0732</text:p>
          </table:table-cell>
          <table:table-cell table:formula="of:=[.G18]/[.$B$3]/[.$Q18]" office:value-type="float" office:value="0.000325346839821104" calcext:value-type="float">
            <text:p>0.0003</text:p>
          </table:table-cell>
          <table:table-cell table:formula="of:=[.H18]/[.$B$2]/[.$Q18]" office:value-type="float" office:value="0.0315077253008044" calcext:value-type="float">
            <text:p>0.0315</text:p>
          </table:table-cell>
          <table:table-cell table:formula="of:=[.I18]/[.$B$2]/[.$Q18]" office:value-type="float" office:value="0.000370679121185934" calcext:value-type="float">
            <text:p>0.0004</text:p>
          </table:table-cell>
          <table:table-cell office:value-type="float" office:value="0.11" calcext:value-type="float">
            <text:p>0.110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F18]/[.$B$3] + [.H18]/[.$B$2] + (100-[.F18]-[.H18])/[.$B$1]" office:value-type="float" office:value="1.92109884553548" calcext:value-type="float">
            <text:p>1.9210988455</text:p>
          </table:table-cell>
          <table:table-cell table:formula="of:=[.G18]/[.$B$3] + [.I18]/[.$B$2] + SQRT([.G18]*[.G18]+[.I18]*[.I18])/[.$B$1]" office:value-type="float" office:value="0.00173754079021777" calcext:value-type="float">
            <text:p>0.00173754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gSiO3</text:p>
          </table:table-cell>
          <table:table-cell office:value-type="float" office:value="27" calcext:value-type="float">
            <text:p>027.0</text:p>
          </table:table-cell>
          <table:table-cell office:value-type="float" office:value="2960" calcext:value-type="float">
            <text:p>2960</text:p>
          </table:table-cell>
          <table:table-cell office:value-type="float" office:value="5" calcext:value-type="float">
            <text:p>05.0</text:p>
          </table:table-cell>
          <table:table-cell office:value-type="float" office:value="3.07" calcext:value-type="float">
            <text:p>03.07</text:p>
          </table:table-cell>
          <table:table-cell office:value-type="float" office:value="0.04" calcext:value-type="float">
            <text:p>00.04</text:p>
          </table:table-cell>
          <table:table-cell office:value-type="float" office:value="0.44" calcext:value-type="float">
            <text:p>00.44</text:p>
          </table:table-cell>
          <table:table-cell office:value-type="float" office:value="0.07" calcext:value-type="float">
            <text:p>00.07</text:p>
          </table:table-cell>
          <table:table-cell table:formula="of:=[.F19]/[.$B$3]/[.$Q19]" office:value-type="float" office:value="0.0991451359251828" calcext:value-type="float">
            <text:p>0.0991</text:p>
          </table:table-cell>
          <table:table-cell table:formula="of:=[.G19]/[.$B$3]/[.$Q19]" office:value-type="float" office:value="0.00129179330195678" calcext:value-type="float">
            <text:p>0.0013</text:p>
          </table:table-cell>
          <table:table-cell table:formula="of:=[.H19]/[.$B$2]/[.$Q19]" office:value-type="float" office:value="0.008094821004027" calcext:value-type="float">
            <text:p>0.0081</text:p>
          </table:table-cell>
          <table:table-cell table:formula="of:=[.I19]/[.$B$2]/[.$Q19]" office:value-type="float" office:value="0.00128781243245884" calcext:value-type="float">
            <text:p>0.00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F19]/[.$B$3] + [.H19]/[.$B$2] + (100-[.F19]-[.H19])/[.$B$1]" office:value-type="float" office:value="1.93536671054779" calcext:value-type="float">
            <text:p>1.9353667105</text:p>
          </table:table-cell>
          <table:table-cell table:formula="of:=[.G19]/[.$B$3] + [.I19]/[.$B$2] + SQRT([.G19]*[.G19]+[.I19]*[.I19])/[.$B$1]" office:value-type="float" office:value="0.00643616786162805" calcext:value-type="float">
            <text:p>0.00643616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gSiO3</text:p>
          </table:table-cell>
          <table:table-cell office:value-type="float" office:value="27" calcext:value-type="float">
            <text:p>027.0</text:p>
          </table:table-cell>
          <table:table-cell office:value-type="float" office:value="2800" calcext:value-type="float">
            <text:p>2800</text:p>
          </table:table-cell>
          <table:table-cell office:value-type="float" office:value="30" calcext:value-type="float">
            <text:p>30.0</text:p>
          </table:table-cell>
          <table:table-cell office:value-type="float" office:value="4.83" calcext:value-type="float">
            <text:p>04.83</text:p>
          </table:table-cell>
          <table:table-cell office:value-type="float" office:value="0.06" calcext:value-type="float">
            <text:p>00.06</text:p>
          </table:table-cell>
          <table:table-cell office:value-type="float" office:value="0.22" calcext:value-type="float">
            <text:p>00.22</text:p>
          </table:table-cell>
          <table:table-cell office:value-type="float" office:value="0.03" calcext:value-type="float">
            <text:p>00.03</text:p>
          </table:table-cell>
          <table:table-cell table:formula="of:=[.F20]/[.$B$3]/[.$Q20]" office:value-type="float" office:value="0.150195092322043" calcext:value-type="float">
            <text:p>0.1502</text:p>
          </table:table-cell>
          <table:table-cell table:formula="of:=[.G20]/[.$B$3]/[.$Q20]" office:value-type="float" office:value="0.0018657775443732" calcext:value-type="float">
            <text:p>0.0019</text:p>
          </table:table-cell>
          <table:table-cell table:formula="of:=[.H20]/[.$B$2]/[.$Q20]" office:value-type="float" office:value="0.00389720120913984" calcext:value-type="float">
            <text:p>0.0039</text:p>
          </table:table-cell>
          <table:table-cell table:formula="of:=[.I20]/[.$B$2]/[.$Q20]" office:value-type="float" office:value="0.000531436528519069" calcext:value-type="float">
            <text:p>0.00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F20]/[.$B$3] + [.H20]/[.$B$2] + (100-[.F20]-[.H20])/[.$B$1]" office:value-type="float" office:value="2.00996128481838" calcext:value-type="float">
            <text:p>2.0099612848</text:p>
          </table:table-cell>
          <table:table-cell table:formula="of:=[.G20]/[.$B$3] + [.I20]/[.$B$2] + SQRT([.G20]*[.G20]+[.I20]*[.I20])/[.$B$1]" office:value-type="float" office:value="0.00601952583812852" calcext:value-type="float">
            <text:p>0.00601952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g0.9Fe0.1SiO3</text:p>
          </table:table-cell>
          <table:table-cell office:value-type="float" office:value="27" calcext:value-type="float">
            <text:p>027.0</text:p>
          </table:table-cell>
          <table:table-cell office:value-type="float" office:value="2800" calcext:value-type="float">
            <text:p>2800</text:p>
          </table:table-cell>
          <table:table-cell office:value-type="float" office:value="60" calcext:value-type="float">
            <text:p>60.0</text:p>
          </table:table-cell>
          <table:table-cell office:value-type="float" office:value="7.52" calcext:value-type="float">
            <text:p>07.52</text:p>
          </table:table-cell>
          <table:table-cell office:value-type="float" office:value="0.1" calcext:value-type="float">
            <text:p>00.10</text:p>
          </table:table-cell>
          <table:table-cell office:value-type="float" office:value="0.18" calcext:value-type="float">
            <text:p>00.18</text:p>
          </table:table-cell>
          <table:table-cell office:value-type="float" office:value="0.03" calcext:value-type="float">
            <text:p>00.03</text:p>
          </table:table-cell>
          <table:table-cell table:formula="of:=[.F21]/[.$B$3]/[.$Q21]" office:value-type="float" office:value="0.220746845221437" calcext:value-type="float">
            <text:p>0.2207</text:p>
          </table:table-cell>
          <table:table-cell table:formula="of:=[.G21]/[.$B$3]/[.$Q21]" office:value-type="float" office:value="0.00293546336730634" calcext:value-type="float">
            <text:p>0.0029</text:p>
          </table:table-cell>
          <table:table-cell table:formula="of:=[.H21]/[.$B$2]/[.$Q21]" office:value-type="float" office:value="0.00301002918509501" calcext:value-type="float">
            <text:p>0.0030</text:p>
          </table:table-cell>
          <table:table-cell table:formula="of:=[.I21]/[.$B$2]/[.$Q21]" office:value-type="float" office:value="0.000501671530849169" calcext:value-type="float">
            <text:p>0.0005</text:p>
          </table:table-cell>
          <table:table-cell office:value-type="float" office:value="0.28" calcext:value-type="float">
            <text:p>0.280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[.F21]/[.$B$3] + [.H21]/[.$B$2] + (100-[.F21]-[.H21])/[.$B$1]" office:value-type="float" office:value="2.129215596216" calcext:value-type="float">
            <text:p>2.1292155962</text:p>
          </table:table-cell>
          <table:table-cell table:formula="of:=[.G21]/[.$B$3] + [.I21]/[.$B$2] + SQRT([.G21]*[.G21]+[.I21]*[.I21])/[.$B$1]" office:value-type="float" office:value="0.00918791622991291" calcext:value-type="float">
            <text:p>0.00918791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gSiO3</text:p>
          </table:table-cell>
          <table:table-cell office:value-type="float" office:value="27" calcext:value-type="float">
            <text:p>027.0</text:p>
          </table:table-cell>
          <table:table-cell office:value-type="float" office:value="2640" calcext:value-type="float">
            <text:p>2640</text:p>
          </table:table-cell>
          <table:table-cell office:value-type="float" office:value="50" calcext:value-type="float">
            <text:p>50.0</text:p>
          </table:table-cell>
          <table:table-cell office:value-type="float" office:value="1.63" calcext:value-type="float">
            <text:p>01.63</text:p>
          </table:table-cell>
          <table:table-cell office:value-type="float" office:value="0.02" calcext:value-type="float">
            <text:p>00.02</text:p>
          </table:table-cell>
          <table:table-cell office:value-type="float" office:value="0.15" calcext:value-type="float">
            <text:p>00.15</text:p>
          </table:table-cell>
          <table:table-cell office:value-type="float" office:value="0.02" calcext:value-type="float">
            <text:p>00.02</text:p>
          </table:table-cell>
          <table:table-cell table:formula="of:=[.F22]/[.$B$3]/[.$Q22]" office:value-type="float" office:value="0.0545969609927243" calcext:value-type="float">
            <text:p>0.0546</text:p>
          </table:table-cell>
          <table:table-cell table:formula="of:=[.G22]/[.$B$3]/[.$Q22]" office:value-type="float" office:value="0.000669901361873918" calcext:value-type="float">
            <text:p>0.0007</text:p>
          </table:table-cell>
          <table:table-cell table:formula="of:=[.H22]/[.$B$2]/[.$Q22]" office:value-type="float" office:value="0.00286215836886442" calcext:value-type="float">
            <text:p>0.0029</text:p>
          </table:table-cell>
          <table:table-cell table:formula="of:=[.I22]/[.$B$2]/[.$Q22]" office:value-type="float" office:value="0.000381621115848589" calcext:value-type="float">
            <text:p>0.0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F22]/[.$B$3] + [.H22]/[.$B$2] + (100-[.F22]-[.H22])/[.$B$1]" office:value-type="float" office:value="1.86601632404675" calcext:value-type="float">
            <text:p>1.866016324</text:p>
          </table:table-cell>
          <table:table-cell table:formula="of:=[.G22]/[.$B$3] + [.I22]/[.$B$2] + SQRT([.G22]*[.G22]+[.I22]*[.I22])/[.$B$1]" office:value-type="float" office:value="0.00246863623992206" calcext:value-type="float">
            <text:p>0.00246863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gSiO3</text:p>
          </table:table-cell>
          <table:table-cell office:value-type="float" office:value="27" calcext:value-type="float">
            <text:p>027.0</text:p>
          </table:table-cell>
          <table:table-cell office:value-type="float" office:value="2320" calcext:value-type="float">
            <text:p>2320</text:p>
          </table:table-cell>
          <table:table-cell office:value-type="float" office:value="60" calcext:value-type="float">
            <text:p>60.0</text:p>
          </table:table-cell>
          <table:table-cell office:value-type="float" office:value="1.37" calcext:value-type="float">
            <text:p>01.37</text:p>
          </table:table-cell>
          <table:table-cell office:value-type="float" office:value="0.02" calcext:value-type="float">
            <text:p>00.02</text:p>
          </table:table-cell>
          <table:table-cell office:value-type="float" office:value="0.05" calcext:value-type="float">
            <text:p>00.05</text:p>
          </table:table-cell>
          <table:table-cell office:value-type="float" office:value="0.01" calcext:value-type="float">
            <text:p>00.01</text:p>
          </table:table-cell>
          <table:table-cell table:formula="of:=[.F23]/[.$B$3]/[.$Q23]" office:value-type="float" office:value="0.0462192742126954" calcext:value-type="float">
            <text:p>0.0462</text:p>
          </table:table-cell>
          <table:table-cell table:formula="of:=[.G23]/[.$B$3]/[.$Q23]" office:value-type="float" office:value="0.000674733930112341" calcext:value-type="float">
            <text:p>0.0007</text:p>
          </table:table-cell>
          <table:table-cell table:formula="of:=[.H23]/[.$B$2]/[.$Q23]" office:value-type="float" office:value="0.000960935183763809" calcext:value-type="float">
            <text:p>0.0010</text:p>
          </table:table-cell>
          <table:table-cell table:formula="of:=[.I23]/[.$B$2]/[.$Q23]" office:value-type="float" office:value="0.000192187036752762" calcext:value-type="float">
            <text:p>0.00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01" calcext:value-type="float">
            <text:p>0.010</text:p>
          </table:table-cell>
          <table:table-cell/>
          <table:table-cell table:formula="of:=[.F23]/[.$B$3] + [.H23]/[.$B$2] + (100-[.F23]-[.H23])/[.$B$1]" office:value-type="float" office:value="1.85265157267213" calcext:value-type="float">
            <text:p>1.8526515727</text:p>
          </table:table-cell>
          <table:table-cell table:formula="of:=[.G23]/[.$B$3] + [.I23]/[.$B$2] + SQRT([.G23]*[.G23]+[.I23]*[.I23])/[.$B$1]" office:value-type="float" office:value="0.00200650861270951" calcext:value-type="float">
            <text:p>0.0020065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1" number:min-integer-digits="3"/>
    </number:number-style>
    <number:number-style style:name="N122">
      <number:number number:decimal-places="1" number:min-integer-digits="2"/>
    </number:number-style>
    <number:number-style style:name="N123">
      <number:number number:decimal-places="2" number:min-integer-digits="2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10-06T10:44:26.146954463</meta:creation-date>
    <dc:date>2015-10-06T12:19:12.651130734</dc:date>
    <dc:creator>Bob Myhill</dc:creator>
    <meta:editing-duration>PT4M15S</meta:editing-duration>
    <meta:editing-cycles>1</meta:editing-cycles>
    <meta:document-statistic meta:table-count="1" meta:cell-count="281" meta:object-count="0"/>
    <meta:generator>LibreOffice/4.4.2.2$Linux_x86 LibreOffice_project/40m0$Build-2</meta:generator>
  </office:meta>
</office:document-meta>
</file>